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8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color="#000000" draw:fill-color="#ff6633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fill-color="#0000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-color="#ff00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-color="#ffff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0000" draw:fill-color="#00ff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000000" draw:fill-color="#00ff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6633"/>
      <style:paragraph-properties fo:text-align="center"/>
    </style:style>
    <style:style style:name="P3" style:family="paragraph">
      <loext:graphic-properties draw:fill-color="#0000ff"/>
      <style:paragraph-properties fo:text-align="center"/>
    </style:style>
    <style:style style:name="P4" style:family="paragraph">
      <loext:graphic-properties draw:fill-color="#ff00ff"/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-color="#00ffff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2.129cm" svg:height="1.382cm" draw:transform="skewX (0.294437044811443) rotate (-0.890990583143106) translate (3.1cm 2.1cm)" svg:viewBox="0 0 2130 1383" svg:d="M0 0c1276 2 2130 1383 2130 1383">
            <text:p/>
          </draw:path>
          <draw:path draw:style-name="gr1" draw:text-style-name="P1" draw:layer="layout" svg:width="2.003cm" svg:height="1.237cm" draw:transform="skewX (-0.148702052269917) rotate (0.973370123837237) translate (2.67253598103888cm 3.75714583348964cm)" svg:viewBox="0 0 2004 1238" svg:d="M2004 0c-1201 2-2004 1238-2004 1238">
            <text:p/>
          </draw:path>
          <draw:custom-shape draw:style-name="gr2" draw:text-style-name="P2" draw:layer="layout" svg:width="0.3cm" svg:height="0.3cm" svg:x="3.1cm" svg:y="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3.5cm" svg:y="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1" draw:text-style-name="P1" draw:layer="layout" svg:width="2.129cm" svg:height="1.382cm" draw:transform="skewX (0.294437044811443) rotate (-0.890990583143106) translate (5.4cm 2.1cm)" svg:viewBox="0 0 2130 1383" svg:d="M0 0c1276 2 2130 1383 2130 1383">
            <text:p/>
          </draw:path>
          <draw:path draw:style-name="gr1" draw:text-style-name="P1" draw:layer="layout" svg:width="2.003cm" svg:height="1.237cm" draw:transform="skewX (-0.148702052269917) rotate (0.973370123837237) translate (4.97253598103888cm 3.75714583348964cm)" svg:viewBox="0 0 2004 1238" svg:d="M2004 0c-1201 2-2004 1238-2004 1238">
            <text:p/>
          </draw:path>
          <draw:custom-shape draw:style-name="gr3" draw:text-style-name="P3" draw:layer="layout" svg:width="0.3cm" svg:height="0.3cm" svg:x="5.4cm" svg:y="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cm" svg:y="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1" draw:text-style-name="P1" draw:layer="layout" svg:width="2.129cm" svg:height="1.382cm" draw:transform="skewX (0.294437044811443) rotate (-0.890990583143106) translate (3.2cm 5.7cm)" svg:viewBox="0 0 2130 1383" svg:d="M0 0c1276 2 2130 1383 2130 1383">
            <text:p/>
          </draw:path>
          <draw:path draw:style-name="gr1" draw:text-style-name="P1" draw:layer="layout" svg:width="2.003cm" svg:height="1.237cm" draw:transform="skewX (-0.148702052269917) rotate (0.973370123837237) translate (2.77253598103888cm 7.35714583348964cm)" svg:viewBox="0 0 2004 1238" svg:d="M2004 0c-1201 2-2004 1238-2004 1238">
            <text:p/>
          </draw:path>
          <draw:custom-shape draw:style-name="gr4" draw:text-style-name="P4" draw:layer="layout" svg:width="0.3cm" svg:height="0.3cm" svg:x="3.2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3cm" svg:height="0.3cm" svg:x="3.6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3cm" svg:height="0.3cm" svg:x="3.218cm" svg:y="7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3cm" svg:height="0.3cm" svg:x="3.618cm" svg:y="7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1" draw:text-style-name="P1" draw:layer="layout" svg:width="2.129cm" svg:height="1.382cm" draw:transform="skewX (0.294437044811443) rotate (-0.890990583143106) translate (5.082cm 5.6cm)" svg:viewBox="0 0 2130 1383" svg:d="M0 0c1276 2 2130 1383 2130 1383">
            <text:p/>
          </draw:path>
          <draw:path draw:style-name="gr1" draw:text-style-name="P1" draw:layer="layout" svg:width="2.003cm" svg:height="1.237cm" draw:transform="skewX (-0.148702052269917) rotate (0.973370123837237) translate (4.65453598103888cm 7.25714583348964cm)" svg:viewBox="0 0 2004 1238" svg:d="M2004 0c-1201 2-2004 1238-2004 1238">
            <text:p/>
          </draw:path>
          <draw:custom-shape draw:style-name="gr4" draw:text-style-name="P4" draw:layer="layout" svg:width="0.3cm" svg:height="0.3cm" svg:x="5.082cm" svg:y="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3cm" svg:height="0.3cm" svg:x="5.482cm" svg:y="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3cm" svg:height="0.3cm" svg:x="5.1cm" svg:y="7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3cm" svg:height="0.3cm" svg:x="5.5cm" svg:y="7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1" draw:text-style-name="P1" draw:layer="layout" svg:width="2.129cm" svg:height="1.382cm" draw:transform="skewX (0.294437044811443) rotate (-0.890990583143106) translate (7.2cm 5.5cm)" svg:viewBox="0 0 2130 1383" svg:d="M0 0c1276 2 2130 1383 2130 1383">
            <text:p/>
          </draw:path>
          <draw:path draw:style-name="gr1" draw:text-style-name="P1" draw:layer="layout" svg:width="2.003cm" svg:height="1.237cm" draw:transform="skewX (-0.148702052269917) rotate (0.973370123837237) translate (6.77253598103888cm 7.15714583348964cm)" svg:viewBox="0 0 2004 1238" svg:d="M2004 0c-1201 2-2004 1238-2004 1238">
            <text:p/>
          </draw:path>
          <draw:custom-shape draw:style-name="gr7" draw:text-style-name="P7" draw:layer="layout" svg:width="0.3cm" svg:height="0.3cm" svg:x="7.2cm" svg:y="5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draw:layer="layout" svg:width="0.3cm" svg:height="0.3cm" svg:x="7.6cm" svg:y="5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3cm" svg:height="0.3cm" svg:x="7.218cm" svg:y="7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3cm" svg:height="0.3cm" svg:x="7.618cm" svg:y="7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1" draw:text-style-name="P1" draw:layer="layout" svg:width="2.129cm" svg:height="1.382cm" draw:transform="skewX (0.294437044811443) rotate (-0.890990583143106) translate (9cm 5.5cm)" svg:viewBox="0 0 2130 1383" svg:d="M0 0c1276 2 2130 1383 2130 1383">
            <text:p/>
          </draw:path>
          <draw:path draw:style-name="gr1" draw:text-style-name="P1" draw:layer="layout" svg:width="2.003cm" svg:height="1.237cm" draw:transform="skewX (-0.148702052269917) rotate (0.973370123837237) translate (8.57253598103888cm 7.15714583348964cm)" svg:viewBox="0 0 2004 1238" svg:d="M2004 0c-1201 2-2004 1238-2004 1238">
            <text:p/>
          </draw:path>
          <draw:custom-shape draw:style-name="gr7" draw:text-style-name="P7" draw:layer="layout" svg:width="0.3cm" svg:height="0.3cm" svg:x="9cm" svg:y="5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draw:layer="layout" svg:width="0.3cm" svg:height="0.3cm" svg:x="9.4cm" svg:y="5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3cm" svg:height="0.3cm" svg:x="9.018cm" svg:y="7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3cm" svg:height="0.3cm" svg:x="9.418cm" svg:y="7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1" draw:text-style-name="P1" draw:layer="layout" svg:width="2.129cm" svg:height="1.382cm" draw:transform="skewX (0.294437044811443) rotate (-0.890990583143106) translate (3.2cm 9cm)" svg:viewBox="0 0 2130 1383" svg:d="M0 0c1276 2 2130 1383 2130 1383">
            <text:p/>
          </draw:path>
          <draw:path draw:style-name="gr1" draw:text-style-name="P1" draw:layer="layout" svg:width="2.003cm" svg:height="1.237cm" draw:transform="skewX (-0.148702052269917) rotate (0.973370123837237) translate (2.77253598103888cm 10.6571458334896cm)" svg:viewBox="0 0 2004 1238" svg:d="M2004 0c-1201 2-2004 1238-2004 1238">
            <text:p/>
          </draw:path>
          <draw:custom-shape draw:style-name="gr8" draw:text-style-name="P8" draw:layer="layout" svg:width="0.3cm" svg:height="0.3cm" svg:x="3.2cm" svg:y="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3cm" svg:height="0.3cm" svg:x="3.6cm" svg:y="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1" draw:text-style-name="P1" draw:layer="layout" svg:width="2.129cm" svg:height="1.382cm" draw:transform="skewX (0.294437044811443) rotate (-0.890990583143106) translate (5cm 8.9cm)" svg:viewBox="0 0 2130 1383" svg:d="M0 0c1276 2 2130 1383 2130 1383">
            <text:p/>
          </draw:path>
          <draw:path draw:style-name="gr1" draw:text-style-name="P1" draw:layer="layout" svg:width="2.003cm" svg:height="1.237cm" draw:transform="skewX (-0.148702052269917) rotate (0.973370123837237) translate (4.57253598103888cm 10.5571458334896cm)" svg:viewBox="0 0 2004 1238" svg:d="M2004 0c-1201 2-2004 1238-2004 1238">
            <text:p/>
          </draw:path>
          <draw:custom-shape draw:style-name="gr9" draw:text-style-name="P9" draw:layer="layout" svg:width="0.3cm" svg:height="0.3cm" svg:x="5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9" draw:layer="layout" svg:width="0.3cm" svg:height="0.3cm" svg:x="5.4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1" draw:text-style-name="P1" draw:layer="layout" svg:width="2.129cm" svg:height="1.382cm" draw:transform="skewX (0.294437044811443) rotate (-0.890990583143106) translate (7.2cm 9cm)" svg:viewBox="0 0 2130 1383" svg:d="M0 0c1276 2 2130 1383 2130 1383">
            <text:p/>
          </draw:path>
          <draw:path draw:style-name="gr1" draw:text-style-name="P1" draw:layer="layout" svg:width="1.133cm" svg:height="0.399cm" draw:transform="skewX (-0.148702052269917) rotate (0.973370123837237) translate (7.23569174721172cm 9.92459196072398cm)" svg:viewBox="0 0 1134 400" svg:d="M1134 29c-540-106-678 90-1134 371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0T10:59:24.283649007</meta:creation-date>
    <meta:generator>LibreOffice/4.4.3.2$Linux_x86 LibreOffice_project/40m0$Build-2</meta:generator>
    <dc:date>2015-05-20T11:40:24.721760763</dc:date>
    <meta:editing-duration>PT11M40S</meta:editing-duration>
    <meta:editing-cycles>19</meta:editing-cycles>
    <meta:document-statistic meta:object-count="51"/>
  </office:meta>
</office:document-meta>
</file>